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62pt" svg:x="12.73pt" svg:y="2.86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4" calcext:value-type="float">
            <text:p>214</text:p>
          </table:table-cell>
          <table:table-cell table:style-name="ce6" table:formula="of:=([.H63]/[.G63])" office:value-type="percentage" office:value="0.109127995920449" calcext:value-type="percentage">
            <text:p>10.91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91.27995920449" calcext:value-type="float">
            <text:p>1091.2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6733" calcext:value-type="float">
            <text:p>176733</text:p>
          </table:table-cell>
          <table:table-cell table:style-name="ce1" table:formula="of:=SUM([.H3:.H70])" office:value-type="float" office:value="11023" calcext:value-type="float">
            <text:p>11023</text:p>
          </table:table-cell>
          <table:table-cell table:style-name="ce6" table:formula="of:=([.H72]/[.G72])" office:value-type="percentage" office:value="0.0623709211069806" calcext:value-type="percentage">
            <text:p>6.24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08:03:06.75131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3-31T08:03:28.131673406</dc:date>
    <meta:editing-duration>P2DT16H56M17S</meta:editing-duration>
    <meta:editing-cycles>131</meta:editing-cycles>
    <meta:generator>LibreOffice/6.0.7.3$Linux_X86_64 LibreOffice_project/00m0$Build-3</meta:generator>
    <meta:document-statistic meta:table-count="2" meta:cell-count="14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4">
                <text:p>214</text:p>
              </table:table-cell>
              <table:table-cell office:value-type="float" office:value="196.1">
                <text:p>196.1</text:p>
              </table:table-cell>
              <table:table-cell office:value-type="float" office:value="1091.27995920449">
                <text:p>1091.27995920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